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164c" officeooo:paragraph-rsid="0013164c"/>
    </style:style>
    <style:style style:name="P2" style:family="paragraph" style:parent-style-name="Standard">
      <style:paragraph-properties fo:text-align="center" style:justify-single-word="false"/>
      <style:text-properties officeooo:rsid="0013164c" officeooo:paragraph-rsid="0013164c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3164c" officeooo:paragraph-rsid="0013164c" style:font-weight-asian="bold" style:font-weight-complex="bold"/>
    </style:style>
    <style:style style:name="P4" style:family="paragraph" style:parent-style-name="Standard">
      <style:text-properties officeooo:rsid="001415df" officeooo:paragraph-rsid="001415df"/>
    </style:style>
    <style:style style:name="P5" style:family="paragraph" style:parent-style-name="Standard">
      <style:text-properties officeooo:rsid="0014b5de" officeooo:paragraph-rsid="0014b5de"/>
    </style:style>
    <style:style style:name="P6" style:family="paragraph" style:parent-style-name="Standard">
      <style:text-properties officeooo:rsid="00166fe4" officeooo:paragraph-rsid="00166fe4"/>
    </style:style>
    <style:style style:name="T1" style:family="text">
      <style:text-properties officeooo:rsid="001658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changily Client-end Architecture</text:p>
      <text:p text:style-name="P2"/>
      <text:p text:style-name="P2">author: Paul Liu</text:p>
      <text:p text:style-name="P1"/>
      <text:p text:style-name="P1"/>
      <text:p text:style-name="P4">1. Overview</text:p>
      <text:p text:style-name="P4"/>
      <text:p text:style-name="P4">Exchangily is a client application with full functional multi-currency wallet and exchange marketing features, it can be used as a crypto-currency wallet to manage crypto currencies such as BTC, ETH, FAB, etc.</text:p>
      <text:p text:style-name="P4"/>
      <text:p text:style-name="P4">2. Modules</text:p>
      <text:p text:style-name="P4"/>
      <text:p text:style-name="P4">Include Wallet Module, Market Module, Settings Module.</text:p>
      <text:p text:style-name="P4"/>
      <text:p text:style-name="P6">WalletList: any array that store every wallet’s seedHash, so that the application can search from when user login or restore.</text:p>
      <text:p text:style-name="P4"/>
      <text:p text:style-name="P4">2.1 Wallet Module</text:p>
      <text:p text:style-name="P5">2.1.1 Wallet-ID: <text:span text:style-name="T1">seedhash</text:span></text:p>
      <text:p text:style-name="P5"><text:tab/>Each wallet has an id, it’s the seed’s hash value, so that uniquely differ from each other.</text:p>
      <text:p text:style-name="P5"/>
      <text:p text:style-name="P5">2.1.2 Wallet Name:</text:p>
      <text:p text:style-name="P5"><text:tab/>Name is only a string, it’s changeable. 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3T09:18:32.068673602</meta:creation-date>
    <dc:date>2019-06-23T10:16:43.874181041</dc:date>
    <meta:editing-duration>PT16M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02" meta:character-count="652" meta:non-whitespace-character-count="559"/>
  </office:meta>
</office:document-meta>
</file>